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4e73"/>
    </style:style>
    <style:style style:name="P2" style:family="paragraph" style:parent-style-name="Standard">
      <style:text-properties fo:font-weight="normal" officeooo:rsid="000d20b3" officeooo:paragraph-rsid="000d20b3" style:font-weight-asian="normal" style:font-weight-complex="normal"/>
    </style:style>
    <style:style style:name="P3" style:family="paragraph" style:parent-style-name="Standard">
      <style:text-properties officeooo:paragraph-rsid="000b6b21"/>
    </style:style>
    <style:style style:name="P4" style:family="paragraph" style:parent-style-name="Standard">
      <style:text-properties fo:font-weight="bold" officeooo:rsid="000d20b3" officeooo:paragraph-rsid="000d20b3" style:font-weight-asian="bold" style:font-weight-complex="bold"/>
    </style:style>
    <style:style style:name="P5" style:family="paragraph" style:parent-style-name="Standard">
      <style:text-properties fo:language="nb" fo:country="NO" fo:font-weight="normal" officeooo:rsid="000ed39f" officeooo:paragraph-rsid="000ed39f" style:font-weight-asian="normal" style:font-weight-complex="normal"/>
    </style:style>
    <style:style style:name="P6" style:family="paragraph" style:parent-style-name="Standard">
      <style:text-properties style:font-name="Source Sans Pro" fo:font-size="10pt" fo:language="nb" fo:country="NO" fo:font-weight="normal" officeooo:rsid="000ed39f" officeooo:paragraph-rsid="000ed39f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Source Sans Pro" fo:font-size="10pt" fo:language="nb" fo:country="NO" fo:font-weight="normal" officeooo:rsid="000ed39f" officeooo:paragraph-rsid="000f1da8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ourier New" officeooo:rsid="0008ff80" officeooo:paragraph-rsid="0008ff80"/>
    </style:style>
    <style:style style:name="P9" style:family="paragraph" style:parent-style-name="Standard">
      <style:text-properties style:font-name="Courier New" fo:font-weight="bold" officeooo:rsid="00094e73" officeooo:paragraph-rsid="00094e73" style:font-weight-asian="bold" style:font-weight-complex="bold"/>
    </style:style>
    <style:style style:name="P10" style:family="paragraph" style:parent-style-name="Standard">
      <style:text-properties style:font-name="Courier New" fo:font-weight="bold" officeooo:rsid="00094e73" officeooo:paragraph-rsid="000a8bce" style:font-weight-asian="bold" style:font-weight-complex="bold"/>
    </style:style>
    <style:style style:name="P11" style:family="paragraph" style:parent-style-name="Standard">
      <style:text-properties style:font-name="Courier New" fo:font-weight="bold" officeooo:rsid="000d20b3" officeooo:paragraph-rsid="000d20b3" style:font-weight-asian="bold" style:font-weight-complex="bold"/>
    </style:style>
    <style:style style:name="P12" style:family="paragraph" style:parent-style-name="Standard">
      <style:text-properties style:font-name="Courier New" fo:font-weight="normal" officeooo:rsid="000a8bce" officeooo:paragraph-rsid="00094e73" style:font-weight-asian="normal" style:font-weight-complex="normal"/>
    </style:style>
    <style:style style:name="P13" style:family="paragraph" style:parent-style-name="Standard">
      <style:text-properties style:font-name="Courier New" fo:font-weight="normal" officeooo:rsid="000d20b3" officeooo:paragraph-rsid="000d20b3" style:font-weight-asian="normal" style:font-weight-complex="normal"/>
    </style:style>
    <style:style style:name="P14" style:family="paragraph" style:parent-style-name="Standard">
      <style:text-properties style:font-name="Courier New" fo:font-weight="normal" officeooo:rsid="000f1da8" officeooo:paragraph-rsid="000f1da8" style:font-weight-asian="normal" style:font-weight-complex="normal"/>
    </style:style>
    <style:style style:name="P15" style:family="paragraph" style:parent-style-name="Standard">
      <style:text-properties style:font-name="Courier New" fo:font-weight="normal" officeooo:rsid="0010b281" officeooo:paragraph-rsid="0010b281" style:font-weight-asian="normal" style:font-weight-complex="normal"/>
    </style:style>
    <style:style style:name="P16" style:family="paragraph" style:parent-style-name="Standard">
      <style:text-properties style:font-name="Courier New" officeooo:paragraph-rsid="000b6b21"/>
    </style:style>
    <style:style style:name="P17" style:family="paragraph" style:parent-style-name="Standard">
      <style:text-properties style:font-name="Courier New" officeooo:paragraph-rsid="000d20b3"/>
    </style:style>
    <style:style style:name="P18" style:family="paragraph" style:parent-style-name="Standard">
      <style:text-properties style:font-name="Courier New" fo:language="nb" fo:country="NO" style:text-underline-style="solid" style:text-underline-width="auto" style:text-underline-color="font-color" fo:font-weight="normal" officeooo:rsid="000ed39f" officeooo:paragraph-rsid="000ed39f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New" style:text-underline-style="solid" style:text-underline-width="auto" style:text-underline-color="font-color" fo:font-weight="bold" officeooo:rsid="00126d97" officeooo:paragraph-rsid="00126d97" style:font-weight-asian="bold" style:font-weight-complex="bold"/>
    </style:style>
    <style:style style:name="T1" style:family="text">
      <style:text-properties fo:font-weight="normal" officeooo:rsid="000a8bce" style:font-weight-asian="normal" style:font-weight-complex="normal"/>
    </style:style>
    <style:style style:name="T2" style:family="text">
      <style:text-properties fo:font-weight="normal" officeooo:rsid="000b6b21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b281" style:font-style-asian="normal" style:font-style-complex="normal"/>
    </style:style>
    <style:style style:name="T5" style:family="text">
      <style:text-properties fo:font-style="normal" officeooo:rsid="00126d97" style:font-style-asian="normal" style:font-style-complex="normal"/>
    </style:style>
    <style:style style:name="T6" style:family="text">
      <style:text-properties fo:font-style="normal" officeooo:rsid="0012cf20" style:font-style-asian="normal" style:font-style-complex="normal"/>
    </style:style>
    <style:style style:name="T7" style:family="text">
      <style:text-properties fo:font-style="normal" fo:font-weight="normal" officeooo:rsid="000b6b2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0b6b21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d20b3" style:font-style-asian="normal" style:font-weight-asian="bold" style:font-style-complex="normal" style:font-weight-complex="bold"/>
    </style:style>
    <style:style style:name="T10" style:family="text">
      <style:text-properties fo:color="#000000" fo:font-style="normal" style:font-style-asian="normal" style:font-style-complex="normal"/>
    </style:style>
    <style:style style:name="T11" style:family="text">
      <style:text-properties fo:color="#000000" fo:font-style="normal" fo:background-color="#000000" loext:char-shading-value="0" style:font-style-asian="normal" style:font-style-complex="normal"/>
    </style:style>
    <style:style style:name="T12" style:family="text">
      <style:text-properties style:font-name="Courier New" fo:font-weight="normal" officeooo:rsid="00094e73" style:font-weight-asian="normal" style:font-weight-complex="normal"/>
    </style:style>
    <style:style style:name="T13" style:family="text">
      <style:text-properties style:font-name="Courier New" fo:font-weight="normal" officeooo:rsid="000b6b21" style:font-weight-asian="normal" style:font-weight-complex="normal"/>
    </style:style>
    <style:style style:name="T14" style:family="text">
      <style:text-properties style:font-name="Courier New" fo:font-weight="normal" officeooo:rsid="000a8bce" style:font-weight-asian="normal" style:font-weight-complex="normal"/>
    </style:style>
    <style:style style:name="T15" style:family="text">
      <style:text-properties style:font-name="Courier New" fo:font-style="italic" fo:font-weight="normal" officeooo:rsid="000b6b21" style:font-style-asian="italic" style:font-weight-asian="normal" style:font-style-complex="italic" style:font-weight-complex="normal"/>
    </style:style>
    <style:style style:name="T16" style:family="text">
      <style:text-properties style:font-name="Courier New" fo:font-style="normal" fo:font-weight="normal" officeooo:rsid="000b6b21" style:font-style-asian="normal" style:font-weight-asian="normal" style:font-style-complex="normal" style:font-weight-complex="normal"/>
    </style:style>
    <style:style style:name="T17" style:family="text">
      <style:text-properties style:font-name="Courier New"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Kyle Brekke, Marnie Manning</text:p>
      <text:p text:style-name="P8">ESOF 322</text:p>
      <text:p text:style-name="P8">Professor Izurieta </text:p>
      <text:p text:style-name="P8"/>
      <text:p text:style-name="P19">Homework Assignment 4</text:p>
      <text:p text:style-name="P8"/>
      <text:p text:style-name="P9">a) Download the source code for any Open Source system. You can typically search sites like SourceForge to find an Open Source system. Make sure the system is written in Java. </text:p>
      <text:p text:style-name="P9"/>
      <text:p text:style-name="P9">1. What system did you download?</text:p>
      <text:p text:style-name="P9"/>
      <text:p text:style-name="P1"><text:span text:style-name="T12">We downloaded the PathVisio </text:span><text:span text:style-name="T13">project (</text:span><text:a xlink:type="simple" xlink:href="https://github.com/PathVisio/pathvisio" text:style-name="Internet_20_link" text:visited-style-name="Visited_20_Internet_20_Link"><text:span text:style-name="T14">https://github.com/PathVisio/pathvisio</text:span></text:a><text:span text:style-name="T13">).</text:span></text:p>
      <text:p text:style-name="P12"/>
      <text:p text:style-name="P9">2. What does it do?</text:p>
      <text:p text:style-name="P9"/>
      <text:p text:style-name="P10"><text:span text:style-name="T1">PathVisio is a tool which provides a basic set </text:span><text:span text:style-name="T2">of features</text:span><text:span text:style-name="T1"> for </text:span><text:span text:style-name="T2">the purpose of</text:span><text:span text:style-name="T1"> drawing, editing, and analyzing biological pathways. </text:span><text:span text:style-name="T2">It also serves as a rudementary tool for easily visualizing these pathways.</text:span></text:p>
      <text:p text:style-name="P9"/>
      <text:p text:style-name="P9">3. How many Lines of Code does it have? How did you calculate this?</text:p>
      <text:p text:style-name="P9"/>
      <text:p text:style-name="P3"><text:span text:style-name="T13">The project has a total of 50155 lines of Java code. We calculated this using the </text:span><text:span text:style-name="T15">Statistic</text:span><text:span text:style-name="T16"> plugin for JetBrains IntelliJ (</text:span><text:a xlink:type="simple" xlink:href="https://plugins.jetbrains.com/plugin/4509-statistic" text:style-name="Internet_20_link" text:visited-style-name="Visited_20_Internet_20_Link"><text:span text:style-name="T17">https://plugins.jetbrains.com/plugin/4509-statistic</text:span></text:a><text:span text:style-name="T16">).</text:span></text:p>
      <text:p text:style-name="P16"><text:span text:style-name="T7"/></text:p>
      <text:p text:style-name="P17"><text:span text:style-name="T8">b</text:span><text:span text:style-name="T9">) Use the Design Pattern Finder tool to scan the code for potential realizations of many design patterns. The tool should give you a hint of potential existence of design patterns in the code. Print out the output of the Design Pattern tool for the Open Source system you chose.</text:span></text:p>
      <text:p text:style-name="P11"><text:span text:style-name="T3"/></text:p>
      <text:p text:style-name="P11"><text:span text:style-name="T3">1. Capture the output of the tool (without checkin the “Search in file content” box) and print it.</text:span></text:p>
      <text:p text:style-name="P13"><text:span text:style-name="T3"/></text:p>
      <text:p text:style-name="P18"><text:span text:style-name="T3">This is the resulting output:</text:span></text:p>
      <text:p text:style-name="P5"><text:span text:style-name="T3"/></text:p>
      <text:p text:style-name="P6"><text:span text:style-name="T3">Found 7 files that possibly contain design patterns.</text:span></text:p>
      <text:p text:style-name="P6"><text:span text:style-name="T3"/></text:p>
      <text:p text:style-name="P7"><text:span text:style-name="T11">C:\Users\Erick\Documents\opensource_projects</text:span><text:span text:style-name="T10">\pathvisio</text:span><text:span text:style-name="T3">\modules\org.pathvisio.core\src\org\pathvisio\core\model\ConnectorShapeFactory.java</text:span></text:p>
      <text:p text:style-name="P6"><text:span text:style-name="T3">Possible patterns: Factory</text:span></text:p>
      <text:p text:style-name="P6"><text:span text:style-name="T3"/></text:p>
      <text:p text:style-name="P7"><text:span text:style-name="T11">C:\Users\Erick\Documents\opensource_projects</text:span><text:span text:style-name="T3">\pathvisio\modules\org.pathvisio.core\src\org\pathvisio\core\model\MState.java</text:span></text:p>
      <text:p text:style-name="P6"><text:span text:style-name="T3">Possible patterns: State</text:span></text:p>
      <text:p text:style-name="P6"><text:span text:style-name="T3"/></text:p>
      <text:p text:style-name="P7"><text:soft-page-break/><text:span text:style-name="T11">C:\Users\Erick\Documents\opensource_projects</text:span><text:span text:style-name="T3">\pathvisio\modules\org.pathvisio.core\src\org\pathvisio\core\view\DefaultTemplates.java</text:span></text:p>
      <text:p text:style-name="P6"><text:span text:style-name="T3">Possible patterns: Template</text:span></text:p>
      <text:p text:style-name="P6"><text:span text:style-name="T3"/></text:p>
      <text:p text:style-name="P7"><text:span text:style-name="T11">C:\Users\Erick\Documents\opensource_projects</text:span><text:span text:style-name="T3">\pathvisio\modules\org.pathvisio.core\src\org\pathvisio\core\view\State.java</text:span></text:p>
      <text:p text:style-name="P6"><text:span text:style-name="T3">Possible patterns: State</text:span></text:p>
      <text:p text:style-name="P6"><text:span text:style-name="T3"/></text:p>
      <text:p text:style-name="P7"><text:span text:style-name="T11">C:\Users\Erick\Documents\opensource_projects</text:span><text:span text:style-name="T3">\pathvisio\modules\org.pathvisio.core\src\org\pathvisio\core\view\Template.java</text:span></text:p>
      <text:p text:style-name="P6"><text:span text:style-name="T3">Possible patterns: Template</text:span></text:p>
      <text:p text:style-name="P6"><text:span text:style-name="T3"/></text:p>
      <text:p text:style-name="P7"><text:span text:style-name="T11">C:\Users\Erick\Documents\opensource_projects</text:span><text:span text:style-name="T3">\pathvisio\modules\org.pathvisio.desktop\src\org\pathvisio\desktop\parameter\SimpleDialogBuilder.java</text:span></text:p>
      <text:p text:style-name="P6"><text:span text:style-name="T3">Possible patterns: Builder</text:span></text:p>
      <text:p text:style-name="P6"><text:span text:style-name="T3"/></text:p>
      <text:p text:style-name="P7"><text:span text:style-name="T11">C:\Users\Erick\Documents\opensource_projects</text:span><text:span text:style-name="T3">\pathvisio\modules\org.pathvisio.pluginmanager\src\org\pathvisio\pluginmanager\impl\io\RepoXmlFactory.java</text:span></text:p>
      <text:p text:style-name="P6"><text:span text:style-name="T3">Possible patterns: Factory</text:span></text:p>
      <text:p text:style-name="P6"><text:span text:style-name="T3"/></text:p>
      <text:p text:style-name="P2"><text:span text:style-name="T3"/></text:p>
      <text:p text:style-name="P11"><text:span text:style-name="T3">2. How does this tool look for instances of design patterns?</text:span></text:p>
      <text:p text:style-name="P13"><text:span text:style-name="T3"/></text:p>
      <text:p text:style-name="P14"><text:span text:style-name="T3">It appears that the tool searches for file names and/or identifiers (perhaps if the “Search in file content” option is selected) which match with a set of terms associated with certain design patterns. It seems that when the tool finds </text:span><text:span text:style-name="T4">term </text:span><text:span text:style-name="T3">matches, it provides the path to the matched file, as well as </text:span><text:span text:style-name="T4">the strategy associated with the expression.</text:span></text:p>
      <text:p text:style-name="P13"><text:span text:style-name="T3"/></text:p>
      <text:p text:style-name="P11"><text:span text:style-name="T3">3. Do you think the process used by the tool is correct? How would you do it? Be specific.</text:span></text:p>
      <text:p text:style-name="P4"><text:span text:style-name="T3"/></text:p>
      <text:p text:style-name="P15"><text:span text:style-name="T3">While the tool certainly seems capable of pointing users in the right direction, it seems rather rudimentary for what it proposes to do. </text:span><text:span text:style-name="T5">It seems that the tool could be improved by </text:span><text:span text:style-name="T6">searching for code which matches a generic model of the design pattern. This of course runs into the issue of being syntax-specific, which could require constructing specific generic models for every language which could be analyzed. A potential solution to this issue could be some form of machine learning classification model, but this may unecessarily increase the development and computational costs of creating and using the to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2:08:15.457000000</meta:creation-date>
    <dc:date>2019-10-10T04:55:57.389000000</dc:date>
    <meta:editing-duration>PT28M25S</meta:editing-duration>
    <meta:editing-cycles>5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33" meta:word-count="425" meta:character-count="3508" meta:non-whitespace-character-count="3114"/>
  </office:meta>
</office:document-meta>
</file>